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Regular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999999" draw:textarea-horizontal-align="justify" draw:textarea-vertical-align="middle" draw:auto-grow-height="false" fo:min-height="3.435cm" fo:min-width="6.737cm"/>
    </style:style>
    <style:style style:name="gr3" style:family="graphic" style:parent-style-name="standard">
      <style:graphic-properties draw:fill-color="#9900ff" draw:textarea-horizontal-align="justify" draw:textarea-vertical-align="middle" draw:auto-grow-height="false" fo:min-height="4.067cm" fo:min-width="4.199cm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3.435cm" fo:min-width="6.737cm"/>
    </style:style>
    <style:style style:name="gr5" style:family="graphic" style:parent-style-name="standard">
      <style:graphic-properties draw:fill-color="#6600cc" draw:textarea-horizontal-align="justify" draw:textarea-vertical-align="middle" draw:auto-grow-height="false" fo:min-height="8.397cm" fo:min-width="7.12cm"/>
    </style:style>
    <style:style style:name="gr6" style:family="graphic" style:parent-style-name="standard">
      <style:graphic-properties draw:fill-color="#993366" draw:textarea-horizontal-align="justify" draw:textarea-vertical-align="middle" draw:auto-grow-height="false" fo:min-height="3.435cm" fo:min-width="5.469cm"/>
    </style:style>
    <style:style style:name="gr7" style:family="graphic" style:parent-style-name="standard">
      <style:graphic-properties draw:fill-color="#9999ff" draw:textarea-horizontal-align="justify" draw:textarea-vertical-align="middle" draw:auto-grow-height="false" fo:min-height="1.019cm" fo:min-width="5.469cm"/>
    </style:style>
    <style:style style:name="gr8" style:family="graphic" style:parent-style-name="standard">
      <style:graphic-properties draw:fill-color="#801900" draw:textarea-horizontal-align="justify" draw:textarea-vertical-align="middle" draw:auto-grow-height="false" fo:min-height="1.019cm" fo:min-width="5.469cm"/>
    </style:style>
    <style:style style:name="gr9" style:family="graphic" style:parent-style-name="standard">
      <style:graphic-properties draw:fill-color="#ff99ff" draw:textarea-horizontal-align="justify" draw:textarea-vertical-align="middle" draw:auto-grow-height="false" fo:min-height="0.765cm" fo:min-width="2.549cm"/>
    </style:style>
    <style:style style:name="gr10" style:family="graphic" style:parent-style-name="standard">
      <style:graphic-properties draw:fill-color="#ff66ff" draw:textarea-horizontal-align="justify" draw:textarea-vertical-align="middle" draw:auto-grow-height="false" fo:min-height="0.765cm" fo:min-width="2.549cm"/>
    </style:style>
    <style:style style:name="gr11" style:family="graphic" style:parent-style-name="standard">
      <style:graphic-properties draw:fill-color="#66ccff" draw:textarea-horizontal-align="justify" draw:textarea-vertical-align="middle" draw:auto-grow-height="false" fo:min-height="1.019cm" fo:min-width="5.47cm"/>
    </style:style>
    <style:style style:name="gr12" style:family="graphic" style:parent-style-name="standard">
      <style:graphic-properties draw:stroke="none" svg:stroke-color="#000000" draw:fill="none" draw:fill-color="#ffffff" fo:min-height="3.556cm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1.019cm" fo:min-width="5.47cm"/>
    </style:style>
    <style:style style:name="gr14" style:family="graphic" style:parent-style-name="standard">
      <style:graphic-properties draw:stroke="none" svg:stroke-color="#000000" draw:fill="none" draw:fill-color="#b2b2b2" fo:min-height="4.977cm"/>
    </style:style>
    <style:style style:name="gr15" style:family="graphic" style:parent-style-name="standard">
      <style:graphic-properties draw:fill-color="#ff9900" draw:textarea-horizontal-align="justify" draw:textarea-vertical-align="middle" draw:auto-grow-height="false" fo:min-height="0.765cm" fo:min-width="2.549cm"/>
    </style:style>
    <style:style style:name="gr16" style:family="graphic" style:parent-style-name="standard">
      <style:graphic-properties draw:fill-color="#9933ff" draw:textarea-horizontal-align="justify" draw:textarea-vertical-align="middle" draw:auto-grow-height="false" fo:min-height="0.765cm" fo:min-width="2.549cm"/>
    </style:style>
    <style:style style:name="gr17" style:family="graphic" style:parent-style-name="objectwithoutfill">
      <style:graphic-properties svg:stroke-width="0.081cm" draw:marker-start-width="0.321cm" draw:marker-end="Arrow" draw:marker-end-width="0.421cm" draw:fill="none" draw:fill-color="#dddddd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00ff" fo:min-height="5.686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1.657cm" fo:min-width="3.183cm"/>
    </style:style>
    <style:style style:name="gr20" style:family="graphic" style:parent-style-name="objectwithoutfill">
      <style:graphic-properties svg:stroke-width="0.081cm" draw:marker-start="Arrow" draw:marker-start-width="0.421cm" draw:marker-end="Arrow" draw:marker-end-width="0.421cm" draw:fill="none" draw:fill-color="#ff33ff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fill-color="#cc9966" draw:textarea-horizontal-align="justify" draw:textarea-vertical-align="middle" draw:auto-grow-height="false" fo:min-height="1.32cm" fo:min-width="2.549cm"/>
    </style:style>
    <style:style style:name="gr22" style:family="graphic" style:parent-style-name="objectwithoutfill">
      <style:graphic-properties draw:stroke="dash" draw:stroke-dash="Fine_20_Dashed" svg:stroke-width="0.081cm" svg:stroke-color="#999999" draw:marker-start-width="0.321cm" draw:marker-end-width="0.321cm" draw:fill="none" draw:fill-color="#ff33ff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draw:stroke="dash" draw:stroke-dash="Fine_20_Dashed" draw:fill="none" draw:fill-color="#ff33ff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865cm" fo:min-width="0.263cm"/>
    </style:style>
    <style:style style:name="gr25" style:family="graphic" style:parent-style-name="standard">
      <style:graphic-properties draw:fill-color="#6600cc" draw:textarea-horizontal-align="justify" draw:textarea-vertical-align="middle" draw:auto-grow-height="false" fo:min-height="10.702cm" fo:min-width="15.757cm"/>
    </style:style>
    <style:style style:name="gr26" style:family="graphic" style:parent-style-name="standard">
      <style:graphic-properties draw:fill-color="#3399ff" draw:textarea-horizontal-align="justify" draw:textarea-vertical-align="middle" draw:auto-grow-height="false" fo:min-height="3.9cm" fo:min-width="6.105cm"/>
    </style:style>
    <style:style style:name="gr27" style:family="graphic" style:parent-style-name="standard">
      <style:graphic-properties draw:stroke="none" svg:stroke-color="#000000" draw:fill="none" draw:fill-color="#ffffff" fo:min-height="0.865cm"/>
    </style:style>
    <style:style style:name="gr28" style:family="graphic" style:parent-style-name="standard">
      <style:graphic-properties draw:fill-color="#66ccff" draw:textarea-horizontal-align="justify" draw:textarea-vertical-align="middle" draw:auto-grow-height="false" fo:min-height="1.019cm" fo:min-width="5.597cm"/>
    </style:style>
    <style:style style:name="gr29" style:family="graphic" style:parent-style-name="standard">
      <style:graphic-properties draw:stroke="none" svg:stroke-color="#000000" draw:fill="none" draw:fill-color="#ffffff" fo:min-height="2.286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fill-color="#6600cc" draw:textarea-horizontal-align="justify" draw:textarea-vertical-align="middle" draw:auto-grow-height="false" fo:min-height="9.402cm" fo:min-width="8.645cm"/>
    </style:style>
    <style:style style:name="gr33" style:family="graphic" style:parent-style-name="standard">
      <style:graphic-properties draw:stroke="none" svg:stroke-color="#000000" draw:fill="none" draw:fill-color="#ffffff" fo:min-height="1.415cm"/>
    </style:style>
    <style:style style:name="gr34" style:family="graphic" style:parent-style-name="standard">
      <style:graphic-properties draw:fill-color="#6600cc" draw:textarea-horizontal-align="justify" draw:textarea-vertical-align="middle" draw:auto-grow-height="false" fo:min-height="11.435cm" fo:min-width="15.757cm"/>
    </style:style>
    <style:style style:name="gr35" style:family="graphic" style:parent-style-name="standard">
      <style:graphic-properties draw:fill-color="#993366" draw:textarea-horizontal-align="justify" draw:textarea-vertical-align="middle" draw:auto-grow-height="false" fo:min-height="4.787cm" fo:min-width="5.46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9cm"/>
    </style:style>
    <style:style style:name="gr38" style:family="graphic" style:parent-style-name="standard">
      <style:graphic-properties draw:fill-color="#00cc33" draw:textarea-horizontal-align="justify" draw:textarea-vertical-align="middle" draw:auto-grow-height="false" fo:min-height="0.765cm" fo:min-width="2.549cm"/>
    </style:style>
    <style:style style:name="gr39" style:family="graphic" style:parent-style-name="standard">
      <style:graphic-properties draw:fill-color="#ff9900" draw:textarea-horizontal-align="justify" draw:textarea-vertical-align="middle" draw:auto-grow-height="false" fo:min-height="0.418cm" fo:min-width="2.549cm"/>
    </style:style>
    <style:style style:name="gr40" style:family="graphic" style:parent-style-name="standard">
      <style:graphic-properties draw:fill-color="#9933ff" draw:textarea-horizontal-align="justify" draw:textarea-vertical-align="middle" draw:auto-grow-height="false" fo:min-height="0.587cm" fo:min-width="2.549cm"/>
    </style:style>
    <style:style style:name="gr41" style:family="graphic" style:parent-style-name="standard">
      <style:graphic-properties draw:stroke="solid" draw:stroke-dash="Dashed_20__28_var_29__20_4" svg:stroke-width="0cm" svg:stroke-color="#3465a4" draw:marker-start-width="0.124cm" draw:marker-end-width="0.124cm" draw:fill-color="#3399ff" draw:textarea-horizontal-align="justify" draw:textarea-vertical-align="middle" draw:auto-grow-height="false" fo:min-height="3.9cm" fo:min-width="6.105cm" fo:padding-top="0.125cm" fo:padding-bottom="0.125cm" fo:padding-left="0.25cm" fo:padding-right="0.25cm"/>
    </style:style>
    <style:style style:name="gr42" style:family="graphic" style:parent-style-name="standard" style:list-style-name="L1">
      <style:graphic-properties draw:stroke="solid" draw:stroke-dash="Dashed_20__28_var_29__20_4" svg:stroke-width="0cm" svg:stroke-color="#3465a4" draw:marker-start-width="0.124cm" draw:marker-end-width="0.124cm" draw:fill-color="#66ccff" draw:textarea-horizontal-align="justify" draw:textarea-vertical-align="middle" draw:auto-grow-height="false" fo:min-height="1.019cm" fo:min-width="5.597cm" fo:padding-top="0.125cm" fo:padding-bottom="0.125cm" fo:padding-left="0.25cm" fo:padding-right="0.25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</style:style>
    <style:style style:name="gr44" style:family="graphic" style:parent-style-name="standard">
      <style:graphic-properties draw:fill-color="#00cc33" draw:textarea-horizontal-align="justify" draw:textarea-vertical-align="middle" draw:auto-grow-height="false" fo:min-height="0.566cm" fo:min-width="2.549cm"/>
    </style:style>
    <style:style style:name="gr45" style:family="graphic" style:parent-style-name="objectwithoutfill">
      <style:graphic-properties svg:stroke-width="0.076cm" draw:marker-start="Arrow" draw:marker-start-width="0.52cm" draw:marker-end="Arrow" draw:marker-end-width="0.52cm" draw:fill="none" draw:fill-color="#cccccc" draw:textarea-vertical-align="middle" fo:padding-top="0.163cm" fo:padding-bottom="0.163cm" fo:padding-left="0.288cm" fo:padding-right="0.288cm"/>
    </style:style>
    <style:style style:name="gr46" style:family="graphic" style:parent-style-name="standard">
      <style:graphic-properties draw:fill-color="#ffff00" draw:textarea-horizontal-align="justify" draw:textarea-vertical-align="middle" draw:auto-grow-height="false" fo:min-height="0.418cm" fo:min-width="2.549cm"/>
    </style:style>
    <style:style style:name="gr47" style:family="graphic" style:parent-style-name="standard">
      <style:graphic-properties draw:stroke="dash" draw:stroke-dash="Fine_20_Dashed" svg:stroke-width="0.051cm" svg:stroke-color="#111111" draw:marker-start-width="0.355cm" draw:marker-end-width="0.355cm" draw:fill-color="#808080" draw:textarea-horizontal-align="justify" draw:textarea-vertical-align="middle" draw:auto-grow-height="false" fo:min-height="3.849cm" fo:min-width="6.054cm" fo:padding-top="0.15cm" fo:padding-bottom="0.15cm" fo:padding-left="0.275cm" fo:padding-right="0.275cm"/>
    </style:style>
    <style:style style:name="gr48" style:family="graphic" style:parent-style-name="standard" style:list-style-name="L1">
      <style:graphic-properties draw:stroke="dash" draw:stroke-dash="Dashed_20__28_var_29_" svg:stroke-width="0.051cm" svg:stroke-color="#111111" draw:marker-start-width="0.355cm" draw:marker-end-width="0.355cm" draw:fill-color="#66ccff" draw:textarea-horizontal-align="justify" draw:textarea-vertical-align="middle" draw:auto-grow-height="false" fo:min-height="0.97cm" fo:min-width="5.547cm" fo:padding-top="0.15cm" fo:padding-bottom="0.15cm" fo:padding-left="0.275cm" fo:padding-right="0.27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45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13.974cm" fo:min-width="27.379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3cm"/>
    </style:style>
    <style:style style:name="gr53" style:family="graphic" style:parent-style-name="standard">
      <style:graphic-properties draw:fill-color="#ffffff" draw:textarea-horizontal-align="justify" draw:textarea-vertical-align="middle" draw:auto-grow-height="false" fo:min-height="9.91cm" fo:min-width="26.36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596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3cm"/>
    </style:style>
    <style:style style:name="gr56" style:family="graphic" style:parent-style-name="standard">
      <style:graphic-properties draw:fill-color="#ffffff" draw:textarea-horizontal-align="justify" draw:textarea-vertical-align="middle" draw:auto-grow-height="false" fo:min-height="5.339cm" fo:min-width="11.12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1cm"/>
    </style:style>
    <style:style style:name="gr58" style:family="graphic" style:parent-style-name="objectwithoutfill">
      <style:graphic-properties draw:stroke="dash" draw:stroke-dash="Dashed_20__28_var_29_" svg:stroke-width="0.152cm" draw:marker-start-width="0.66cm" draw:marker-end-width="0.66cm" draw:fill="none" draw:fill-color="#cccccc" draw:textarea-vertical-align="middle" fo:padding-top="0.201cm" fo:padding-bottom="0.201cm" fo:padding-left="0.326cm" fo:padding-right="0.326cm"/>
    </style:style>
    <style:style style:name="gr59" style:family="graphic" style:parent-style-name="objectwithoutfill">
      <style:graphic-properties draw:marker-end="Arrow" draw:marker-end-width="0.3cm" draw:fill="none" draw:fill-color="#cccccc" draw:textarea-vertical-align="middle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1" style:family="graphic" style:parent-style-name="standard">
      <style:graphic-properties draw:stroke="dash" draw:stroke-dash="Dashed_20__28_var_29_" svg:stroke-color="#000000" draw:fill-color="#ffffff" draw:textarea-horizontal-align="justify" draw:textarea-vertical-align="middle" draw:auto-grow-height="false" fo:min-height="6.212cm" fo:min-width="3.169cm"/>
    </style:style>
    <style:style style:name="gr62" style:family="graphic" style:parent-style-name="standard">
      <style:graphic-properties draw:fill-color="#ffcccc" draw:textarea-horizontal-align="justify" draw:textarea-vertical-align="middle" draw:auto-grow-height="false" fo:min-height="0.685cm" fo:min-width="1.734cm"/>
    </style:style>
    <style:style style:name="gr63" style:family="graphic" style:parent-style-name="standard">
      <style:graphic-properties draw:fill-color="#009933" draw:textarea-horizontal-align="justify" draw:textarea-vertical-align="middle" draw:auto-grow-height="false" fo:min-height="1.528cm" fo:min-width="2.549cm"/>
    </style:style>
    <style:style style:name="gr64" style:family="graphic" style:parent-style-name="standard">
      <style:graphic-properties draw:fill-color="#ffcc00" draw:textarea-horizontal-align="justify" draw:textarea-vertical-align="middle" draw:auto-grow-height="false" fo:min-height="1.528cm" fo:min-width="2.549cm"/>
    </style:style>
    <style:style style:name="gr65" style:family="graphic" style:parent-style-name="objectwithoutfill">
      <style:graphic-properties draw:stroke="dash" draw:stroke-dash="Line_20_Style_20_9" svg:stroke-width="0.051cm" draw:marker-start-width="0.355cm" draw:marker-end="Arrow" draw:marker-end-width="0.457cm" draw:fill="none" draw:fill-color="#cccccc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draw:marker-start="Arrow" draw:marker-start-width="0.3cm" draw:marker-end="Arrow" draw:marker-end-width="0.3cm" draw:fill="none" draw:fill-color="#cccccc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9cm"/>
    </style:style>
    <style:style style:name="gr68" style:family="graphic" style:parent-style-name="standard">
      <style:graphic-properties draw:fill-color="#66ccff" draw:textarea-horizontal-align="justify" draw:textarea-vertical-align="middle" draw:auto-grow-height="false" fo:min-height="1.528cm" fo:min-width="2.549cm"/>
    </style:style>
    <style:style style:name="gr69" style:family="graphic" style:parent-style-name="standard">
      <style:graphic-properties draw:marker-start="Arrow" draw:marker-start-width="0.3cm" draw:marker-end="Arrow" draw:marker-end-width="0.3cm" draw:fill-color="#cccccc" draw:textarea-vertical-align="middle"/>
    </style:style>
    <style:style style:name="pr1" style:family="presentation" style:parent-style-name="Default-title">
      <style:graphic-properties fo:min-height="1.708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  <style:text-properties fo:font-size="20pt"/>
    </style:style>
    <style:style style:name="P2" style:family="paragraph">
      <style:text-properties fo:font-size="1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-color="#9900ff"/>
      <style:paragraph-properties fo:text-align="center"/>
    </style:style>
    <style:style style:name="P6" style:family="paragraph">
      <loext:graphic-properties draw:fill-color="#3399ff"/>
      <style:paragraph-properties fo:text-align="center"/>
    </style:style>
    <style:style style:name="P7" style:family="paragraph">
      <loext:graphic-properties draw:fill-color="#6600cc"/>
      <style:paragraph-properties fo:text-align="center"/>
    </style:style>
    <style:style style:name="P8" style:family="paragraph">
      <loext:graphic-properties draw:fill-color="#993366"/>
      <style:paragraph-properties fo:margin-top="0cm" fo:margin-bottom="0cm" fo:text-align="center"/>
      <style:text-properties fo:color="#ffffff"/>
    </style:style>
    <style:style style:name="P9" style:family="paragraph">
      <style:paragraph-properties fo:text-align="center"/>
      <style:text-properties fo:font-size="15.8999996185303pt"/>
    </style:style>
    <style:style style:name="P10" style:family="paragraph">
      <loext:graphic-properties draw:fill-color="#9999ff"/>
      <style:paragraph-properties fo:text-align="center"/>
      <style:text-properties fo:font-size="15.8999996185303pt"/>
    </style:style>
    <style:style style:name="P11" style:family="paragraph">
      <loext:graphic-properties draw:fill-color="#801900"/>
      <style:paragraph-properties fo:text-align="center"/>
      <style:text-properties fo:font-size="15.8999996185303pt"/>
    </style:style>
    <style:style style:name="P12" style:family="paragraph">
      <style:paragraph-properties fo:text-align="center"/>
      <style:text-properties fo:font-size="17.8999996185303pt"/>
    </style:style>
    <style:style style:name="P13" style:family="paragraph">
      <loext:graphic-properties draw:fill-color="#ff99ff"/>
      <style:paragraph-properties fo:text-align="center"/>
      <style:text-properties fo:font-size="17.8999996185303pt"/>
    </style:style>
    <style:style style:name="P14" style:family="paragraph">
      <loext:graphic-properties draw:fill-color="#ff66ff"/>
      <style:paragraph-properties fo:text-align="center"/>
      <style:text-properties fo:color="#ffffff" fo:font-size="17.8999996185303pt"/>
    </style:style>
    <style:style style:name="P15" style:family="paragraph">
      <loext:graphic-properties draw:fill-color="#66ccff"/>
      <style:paragraph-properties fo:text-align="center"/>
      <style:text-properties fo:font-size="17.8999996185303pt"/>
    </style:style>
    <style:style style:name="P16" style:family="paragraph">
      <style:text-properties fo:font-size="17.8999996185303pt"/>
    </style:style>
    <style:style style:name="P17" style:family="paragraph">
      <loext:graphic-properties draw:fill="none" draw:fill-color="#ffffff"/>
      <style:text-properties fo:color="#ffffff" fo:font-size="17.8999996185303pt" fo:font-weight="bold"/>
    </style:style>
    <style:style style:name="P18" style:family="paragraph">
      <loext:graphic-properties draw:fill-color="#dddddd"/>
      <style:paragraph-properties fo:text-align="center"/>
      <style:text-properties fo:font-size="17.8999996185303pt"/>
    </style:style>
    <style:style style:name="P19" style:family="paragraph">
      <loext:graphic-properties draw:fill="none" draw:fill-color="#b2b2b2"/>
      <style:paragraph-properties fo:text-align="center"/>
      <style:text-properties fo:color="#ffffff" fo:font-size="17.8999996185303pt" fo:font-weight="bold"/>
    </style:style>
    <style:style style:name="P20" style:family="paragraph">
      <loext:graphic-properties draw:fill-color="#ff9900"/>
      <style:paragraph-properties fo:text-align="center"/>
      <style:text-properties fo:font-size="17.8999996185303pt"/>
    </style:style>
    <style:style style:name="P21" style:family="paragraph">
      <loext:graphic-properties draw:fill-color="#9933ff"/>
      <style:paragraph-properties fo:text-align="center"/>
      <style:text-properties fo:color="#ffffff" fo:font-size="17.8999996185303pt"/>
    </style:style>
    <style:style style:name="P22" style:family="paragraph">
      <loext:graphic-properties draw:fill="none" draw:fill-color="#dddddd"/>
      <style:paragraph-properties fo:text-align="center"/>
    </style:style>
    <style:style style:name="P23" style:family="paragraph">
      <loext:graphic-properties draw:fill="none" draw:fill-color="#ff00ff"/>
      <style:paragraph-properties fo:text-align="center"/>
      <style:text-properties fo:color="#ffffff" fo:font-size="17.8999996185303pt" fo:font-weight="bold"/>
    </style:style>
    <style:style style:name="P24" style:family="paragraph">
      <loext:graphic-properties draw:fill-color="#ffff99"/>
      <style:paragraph-properties fo:text-align="center"/>
      <style:text-properties fo:font-size="17.8999996185303pt" fo:font-weight="bold"/>
    </style:style>
    <style:style style:name="P25" style:family="paragraph">
      <loext:graphic-properties draw:fill="none" draw:fill-color="#ff33ff"/>
      <style:paragraph-properties fo:text-align="center"/>
    </style:style>
    <style:style style:name="P26" style:family="paragraph">
      <loext:graphic-properties draw:fill-color="#cc9966"/>
      <style:paragraph-properties fo:text-align="center"/>
      <style:text-properties fo:font-size="17.8999996185303pt"/>
    </style:style>
    <style:style style:name="P27" style:family="paragraph">
      <loext:graphic-properties draw:fill="none" draw:fill-color="#ff33ff"/>
      <style:paragraph-properties fo:text-align="center"/>
      <style:text-properties fo:font-size="17.8999996185303pt"/>
    </style:style>
    <style:style style:name="P28" style:family="paragraph">
      <style:paragraph-properties fo:text-align="center"/>
      <style:text-properties fo:font-size="18pt" fo:font-weight="bold" style:font-size-asian="18pt" style:font-size-complex="18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style:text-properties fo:font-size="17.8999996185303pt" fo:font-weight="bold" style:font-weight-asian="bold" style:font-weight-complex="bold"/>
    </style:style>
    <style:style style:name="P31" style:family="paragraph">
      <loext:graphic-properties draw:fill="none" draw:fill-color="#ffffff"/>
      <style:text-properties fo:color="#ffffff" fo:font-size="17.8999996185303pt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ffffff" fo:font-size="17.8999996185303pt" fo:font-weight="bold"/>
    </style:style>
    <style:style style:name="P33" style:family="paragraph">
      <style:text-properties fo:color="#ffffff" fo:font-size="15.8999996185303pt" fo:font-weight="bold" style:font-size-asian="18pt" style:font-weight-asian="bold" style:font-size-complex="18pt" style:font-weight-complex="600"/>
    </style:style>
    <style:style style:name="P34" style:family="paragraph">
      <loext:graphic-properties draw:fill="none" draw:fill-color="#ffffff"/>
      <style:text-properties fo:color="#ffffff" fo:font-size="15.8999996185303pt" fo:font-weight="bold" style:font-size-asian="18pt" style:font-weight-asian="bold" style:font-size-complex="18pt" style:font-weight-complex="600"/>
    </style:style>
    <style:style style:name="P35" style:family="paragraph">
      <loext:graphic-properties draw:fill="none" draw:fill-color="#ffffff"/>
      <style:text-properties fo:color="#ffffff" fo:font-size="17.8999996185303pt"/>
    </style:style>
    <style:style style:name="P36" style:family="paragraph">
      <style:text-properties fo:color="#111111" fo:font-size="15.8999996185303pt" fo:font-weight="bold" style:font-size-asian="18pt" style:font-weight-asian="bold" style:font-size-complex="18pt" style:font-weight-complex="600"/>
    </style:style>
    <style:style style:name="P37" style:family="paragraph">
      <loext:graphic-properties draw:fill="none" draw:fill-color="#ffffff"/>
      <style:text-properties fo:color="#111111" fo:font-size="15.8999996185303pt" fo:font-weight="bold" style:font-size-asian="18pt" style:font-weight-asian="bold" style:font-size-complex="18pt" style:font-weight-complex="600"/>
    </style:style>
    <style:style style:name="P38" style:family="paragraph">
      <loext:graphic-properties draw:fill-color="#00cc33"/>
      <style:paragraph-properties fo:text-align="center"/>
      <style:text-properties fo:font-size="17.8999996185303pt"/>
    </style:style>
    <style:style style:name="P39" style:family="paragraph">
      <style:paragraph-properties fo:margin-left="0cm" fo:margin-right="0cm" fo:text-align="center" fo:text-indent="0cm"/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P40" style:family="paragraph">
      <loext:graphic-properties draw:fill-color="#66ccff"/>
      <style:paragraph-properties fo:margin-left="0cm" fo:margin-right="0cm" fo:text-align="center" fo:text-indent="0cm"/>
      <style:text-properties style:font-name="Liberation Sans" fo:font-size="17.8999996185303pt" style:letter-kerning="true" style:font-name-asian="Noto Sans CJK SC Regular" style:font-size-asian="18pt" style:font-name-complex="FreeSans" style:font-size-complex="18pt"/>
    </style:style>
    <style:style style:name="P41" style:family="paragraph">
      <loext:graphic-properties draw:fill="none" draw:fill-color="#cccccc"/>
      <style:paragraph-properties fo:text-align="center"/>
      <style:text-properties fo:font-size="18pt" fo:font-weight="bold" style:font-size-asian="18pt" style:font-size-complex="18pt"/>
    </style:style>
    <style:style style:name="P42" style:family="paragraph">
      <loext:graphic-properties draw:fill-color="#ffff00"/>
      <style:paragraph-properties fo:text-align="center"/>
      <style:text-properties fo:font-size="17.8999996185303pt"/>
    </style:style>
    <style:style style:name="P43" style:family="paragraph">
      <loext:graphic-properties draw:fill-color="#808080"/>
      <style:paragraph-properties fo:text-align="center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46" style:family="paragraph">
      <loext:graphic-properties draw:fill-color="#ffffff"/>
      <style:paragraph-properties fo:text-align="center"/>
      <style:text-properties fo:font-size="18pt" fo:font-weight="bold" style:font-size-asian="18pt" style:font-size-complex="18pt"/>
    </style:style>
    <style:style style:name="P47" style:family="paragraph">
      <style:text-properties style:font-name="Courier" fo:font-size="14pt" style:font-size-asian="18pt" style:font-size-complex="18pt"/>
    </style:style>
    <style:style style:name="P48" style:family="paragraph">
      <loext:graphic-properties draw:fill="none" draw:fill-color="#ffffff"/>
      <style:text-properties style:font-name="Courier" fo:font-size="14pt" fo:font-weight="bold" style:font-size-asian="18pt" style:font-size-complex="18pt"/>
    </style:style>
    <style:style style:name="P49" style:family="paragraph">
      <style:text-properties fo:font-size="14pt"/>
    </style:style>
    <style:style style:name="P50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51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52" style:family="paragraph">
      <style:paragraph-properties fo:text-align="center"/>
      <style:text-properties fo:font-size="12pt" fo:font-weight="bold" style:font-size-asian="18pt" style:font-size-complex="18pt"/>
    </style:style>
    <style:style style:name="P53" style:family="paragraph">
      <loext:graphic-properties draw:fill-color="#ffcccc"/>
      <style:paragraph-properties fo:text-align="center"/>
      <style:text-properties fo:font-size="12pt" fo:font-weight="bold" style:font-size-asian="18pt" style:font-size-complex="18pt"/>
    </style:style>
    <style:style style:name="P54" style:family="paragraph">
      <loext:graphic-properties draw:fill-color="#009933"/>
      <style:paragraph-properties fo:text-align="center"/>
      <style:text-properties fo:font-size="12pt" fo:font-weight="bold" style:font-size-asian="18pt" style:font-size-complex="18pt"/>
    </style:style>
    <style:style style:name="P55" style:family="paragraph">
      <loext:graphic-properties draw:fill-color="#ffcc00"/>
      <style:paragraph-properties fo:text-align="center"/>
      <style:text-properties fo:font-size="12pt" fo:font-weight="bold" style:font-size-asian="18pt" style:font-size-complex="18pt"/>
    </style:style>
    <style:style style:name="P56" style:family="paragraph">
      <style:text-properties fo:font-size="12pt" style:font-size-asian="18pt" style:font-size-complex="18pt"/>
    </style:style>
    <style:style style:name="P57" style:family="paragraph">
      <loext:graphic-properties draw:fill="none" draw:fill-color="#ffffff"/>
      <style:text-properties fo:font-size="12pt" fo:font-weight="bold" style:font-size-asian="18pt" style:font-size-complex="18pt"/>
    </style:style>
    <style:style style:name="P58" style:family="paragraph">
      <style:text-properties fo:font-size="9pt" style:font-size-asian="18pt" style:font-size-complex="18pt"/>
    </style:style>
    <style:style style:name="P59" style:family="paragraph">
      <loext:graphic-properties draw:fill="none" draw:fill-color="#ffffff"/>
      <style:text-properties fo:font-size="9pt" fo:font-weight="bold" style:font-size-asian="18pt" style:font-size-complex="18pt"/>
    </style:style>
    <style:style style:name="P60" style:family="paragraph">
      <loext:graphic-properties draw:fill-color="#66ccff"/>
      <style:paragraph-properties fo:text-align="center"/>
      <style:text-properties fo:font-size="12pt" fo:font-weight="bold" style:font-size-asian="18pt" style:font-size-complex="18pt"/>
    </style:style>
    <style:style style:name="P61" style:family="paragraph">
      <loext:graphic-properties draw:fill-color="#cccccc"/>
      <style:paragraph-properties fo:text-align="center"/>
      <style:text-properties fo:font-size="18pt" fo:font-weight="bold" style:font-size-asian="18pt" style:font-size-complex="18pt"/>
    </style:style>
    <style:style style:name="T1" style:family="text">
      <style:text-properties fo:font-size="20pt"/>
    </style:style>
    <style:style style:name="T2" style:family="text">
      <style:text-properties fo:font-size="12pt" style:font-size-asian="32pt" style:font-size-complex="32pt"/>
    </style:style>
    <style:style style:name="T3" style:family="text">
      <style:text-properties fo:font-size="12pt" fo:font-weight="bold" style:font-size-asian="32pt" style:font-weight-asian="bold" style:font-size-complex="32pt" style:font-weight-complex="bold"/>
    </style:style>
    <style:style style:name="T4" style:family="text">
      <style:text-properties fo:font-size="12pt" fo:font-weight="normal" style:font-size-asian="32pt" style:font-weight-asian="normal" style:font-size-complex="32pt" style:font-weight-complex="normal"/>
    </style:style>
    <style:style style:name="T5" style:family="text">
      <style:text-properties fo:font-size="16pt"/>
    </style:style>
    <style:style style:name="T6" style:family="text">
      <style:text-properties fo:color="#ffffff" fo:font-size="16pt"/>
    </style:style>
    <style:style style:name="T7" style:family="text">
      <style:text-properties fo:font-size="18pt"/>
    </style:style>
    <style:style style:name="T8" style:family="text">
      <style:text-properties fo:color="#ffffff" fo:font-size="18pt"/>
    </style:style>
    <style:style style:name="T9" style:family="text">
      <style:text-properties fo:color="#ffffff" fo:font-size="18pt" fo:font-weight="bold"/>
    </style:style>
    <style:style style:name="T10" style:family="text">
      <style:text-properties fo:font-size="18pt" fo:font-weight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color="#ffffff" fo:font-weight="bold"/>
    </style:style>
    <style:style style:name="T13" style:family="text">
      <style:text-properties fo:color="#ffffff"/>
    </style:style>
    <style:style style:name="T14" style:family="text">
      <style:text-properties fo:color="#ffffff" fo:font-weight="bold" style:font-size-asian="18pt" style:font-weight-asian="bold" style:font-size-complex="18pt"/>
    </style:style>
    <style:style style:name="T15" style:family="text">
      <style:text-properties fo:font-weight="bold" style:font-size-asian="18pt" style:font-weight-asian="bold" style:font-size-complex="18pt"/>
    </style:style>
    <style:style style:name="T16" style:family="text">
      <style:text-properties style:font-size-asian="18pt" style:font-size-complex="18pt"/>
    </style:style>
    <style:style style:name="T17" style:family="text">
      <style:text-properties fo:font-weight="bold" style:font-size-asian="18pt" style:font-weight-asian="bold" style:font-size-complex="18pt" style:font-weight-complex="bold"/>
    </style:style>
    <style:style style:name="T18" style:family="text">
      <style:text-properties fo:font-size="12pt"/>
    </style:style>
    <style:style style:name="T19" style:family="text">
      <style:text-properties fo:font-size="12pt" style:font-size-asian="18pt" style:font-size-complex="18pt"/>
    </style:style>
    <style:style style:name="T20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7.561cm" svg:height="1.708cm" svg:x="1.395cm" svg:y="0.831cm" presentation:class="title" presentation:user-transformed="true">
          <draw:text-box>
            <text:p text:style-name="P1"><text:span text:style-name="T1">How to export to SVG or </text:span><text:span text:style-name="T1">PNG for ONE drawing at </text:span><text:span text:style-name="T1">a time (Using LibreOffice </text:span><text:span text:style-name="T1">tool):</text:span></text:p>
          </draw:text-box>
        </draw:frame>
        <draw:frame presentation:style-name="pr2" draw:text-style-name="P2" draw:layer="layout" svg:width="22.989cm" svg:height="14.548cm" svg:x="1.395cm" svg:y="2.538cm" presentation:class="outline" presentation:user-transformed="true">
          <draw:text-box>
            <text:list text:style-name="L2">
              <text:list-item>
                <text:p text:style-name="P2"><text:span text:style-name="T2">Select all the items on a drawing page ( CTRL-A or Edit|Select All or use mouse)</text:span></text:p>
              </text:list-item>
              <text:list-item>
                <text:p text:style-name="P2"><text:span text:style-name="T2">On menu select </text:span><text:span text:style-name="T3">File | Export</text:span></text:p>
              </text:list-item>
              <text:list-item>
                <text:p text:style-name="P2"><text:span text:style-name="T3">CHECK the box “SELECTION,” </text:span><text:span text:style-name="T4">otherwise the output will be padded with space like a printed page</text:span></text:p>
              </text:list-item>
              <text:list-item>
                <text:p text:style-name="P2"><text:span text:style-name="T2">Choose image format and enter filename, or select an existing filename to overwrite it</text:span></text:p>
              </text:list-item>
              <text:list-item>
                <text:p text:style-name="P2"><text:span text:style-name="T2">For PNG, ignore the pop-up dialog with PNG options and just accept the defaults.</text:span></text:p>
              </text:list-item>
              <text:list-item>
                <text:p text:style-name="P2"><text:span text:style-name="T2">HINT: If the rendering chops off the extreme borders of objects like rectangles, insert a small textbox containing a </text:span><text:span text:style-name="T2">space just outside the object affected to add some padding to the im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2" draw:text-style-name="P4" draw:layer="layout" svg:width="7.237cm" svg:height="3.685cm" svg:x="15.941cm" svg:y="1.6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1" draw:id="id1" draw:layer="layout" svg:width="4.699cm" svg:height="4.317cm" svg:x="1.081cm" svg:y="0.69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237cm" svg:height="3.685cm" svg:x="6.798cm" svg:y="1.1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7.62cm" svg:height="8.647cm" svg:x="11.265cm" svg:y="8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5.969cm" svg:height="3.685cm" svg:x="12.16cm" svg:y="12.3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12.16cm" svg:y="8.536cm">
          <text:p text:style-name="P9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12.16cm" svg:y="9.808cm">
          <text:p text:style-name="P9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969cm" svg:height="1.269cm" svg:x="12.16cm" svg:y="11.076cm">
          <text:p text:style-name="P9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3" draw:layer="layout" svg:width="3.049cm" svg:height="1.015cm" svg:x="1.887cm" svg:y="2.326cm">
          <text:p text:style-name="P12"><text:span text:style-name="T7">P4Info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3.049cm" svg:height="1.015cm" svg:x="1.885cm" svg:y="3.341cm">
          <text:p text:style-name="P12"><text:span text:style-name="T8">P4Blob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3" draw:id="id3" draw:layer="layout" svg:width="5.97cm" svg:height="1.269cm" svg:x="7.43cm" svg:y="3.565cm">
          <draw:glue-point draw:id="4" svg:x="3.937cm" svg:y="5.007cm"/>
          <text:p text:style-name="P12"><text:span text:style-name="T7">gRPC Client</text:span></text:p>
          <draw:enhanced-geometry svg:viewBox="0 0 21600 21600" draw:type="rectangle" draw:enhanced-path="M 0 0 L 21600 0 21600 21600 0 21600 0 0 Z N"/>
        </draw:custom-shape>
        <draw:frame draw:style-name="gr12" draw:text-style-name="P17" draw:layer="layout" svg:width="6.857cm" svg:height="3.806cm" svg:x="7.146cm" svg:y="1.396cm">
          <draw:text-box>
            <text:p text:style-name="P16"><text:span text:style-name="T9">P4 Master Controller</text:span></text:p>
          </draw:text-box>
        </draw:frame>
        <draw:custom-shape draw:style-name="gr2" draw:text-style-name="P4" draw:layer="layout" svg:width="7.237cm" svg:height="3.685cm" svg:x="15.561cm" svg:y="1.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xml:id="id5" draw:id="id5" draw:layer="layout" svg:width="5.97cm" svg:height="1.269cm" svg:x="16.192cm" svg:y="3.565cm">
          <draw:glue-point draw:id="4" svg:x="-4.148cm" svg:y="5.007cm"/>
          <draw:glue-point draw:id="5" svg:x="-2.871cm" svg:y="5.007cm"/>
          <text:p text:style-name="P12"><text:span text:style-name="T7">gRPC Client</text:span></text:p>
          <draw:enhanced-geometry svg:viewBox="0 0 21600 21600" draw:type="rectangle" draw:enhanced-path="M 0 0 L 21600 0 21600 21600 0 21600 0 0 Z N"/>
        </draw:custom-shape>
        <draw:frame draw:style-name="gr14" draw:text-style-name="P19" draw:layer="layout" svg:width="6.857cm" svg:height="5.227cm" svg:x="15.815cm" svg:y="1.815cm">
          <draw:text-box>
            <text:p text:style-name="P12"><text:span text:style-name="T9">Optional – P4 Slave Controller(s)</text:span></text:p>
          </draw:text-box>
        </draw:frame>
        <draw:custom-shape draw:style-name="gr15" draw:text-style-name="P20" xml:id="id4" draw:id="id4" draw:layer="layout" svg:width="3.049cm" svg:height="1.015cm" svg:x="13.553cm" svg:y="12.65cm">
          <text:p text:style-name="P12"><text:span text:style-name="T7">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xml:id="id2" draw:id="id2" draw:layer="layout" svg:width="3.049cm" svg:height="1.015cm" svg:x="13.553cm" svg:y="13.667cm">
          <text:p text:style-name="P12"><text:span text:style-name="T8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2" draw:layer="layout" draw:line-skew="2.717cm" svg:x1="5.78cm" svg:y1="2.849cm" svg:x2="13.553cm" svg:y2="14.174cm" draw:start-shape="id1" draw:start-glue-point="1" draw:end-shape="id2" draw:end-glue-point="3" svg:d="M5780 2849h6603v11325h1170" svg:viewBox="0 0 7774 11326">
          <text:p/>
        </draw:connector>
        <draw:frame draw:style-name="gr18" draw:text-style-name="P23" draw:layer="layout" svg:width="4.699cm" svg:height="5.936cm" svg:x="1.08cm" svg:y="0.669cm">
          <draw:text-box>
            <text:p text:style-name="P12"><text:span text:style-name="T9">P4 Runtime Configuration</text:span></text:p>
          </draw:text-box>
        </draw:frame>
        <draw:custom-shape draw:style-name="gr19" draw:text-style-name="P24" draw:layer="layout" svg:width="3.683cm" svg:height="2.16cm" svg:x="1.52cm" svg:y="7.363cm">
          <text:p text:style-name="P12"><text:span text:style-name="T10">P4 Source</text:span></text:p>
          <text:p text:style-name="P12"><text:span text:style-name="T10">Cod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0" draw:text-style-name="P25" draw:layer="layout" svg:x1="12.765cm" svg:y1="4.834cm" svg:x2="13.553cm" svg:y2="13.157cm" draw:start-shape="id3" draw:start-glue-point="4" draw:end-shape="id4" draw:end-glue-point="3" svg:d="M12765 4834v8323h788" svg:viewBox="0 0 789 8324">
          <text:p/>
        </draw:connector>
        <draw:connector draw:style-name="gr20" draw:text-style-name="P25" draw:layer="layout" svg:x1="17.464cm" svg:y1="4.834cm" svg:x2="16.602cm" svg:y2="13.157cm" draw:start-shape="id5" draw:start-glue-point="5" draw:end-shape="id4" draw:end-glue-point="1" svg:d="M17464 4834v8323h-862" svg:viewBox="0 0 863 8324">
          <text:p/>
        </draw:connector>
        <draw:custom-shape draw:style-name="gr21" draw:text-style-name="P26" draw:layer="layout" svg:width="3.049cm" svg:height="1.778cm" svg:x="6.92cm" svg:y="7.786cm">
          <text:p text:style-name="P12"><text:span text:style-name="T7">p4info</text:span></text:p>
          <text:p text:style-name="P12"><text:span text:style-name="T7">.proto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1" draw:text-style-name="P26" draw:layer="layout" svg:width="3.049cm" svg:height="1.778cm" svg:x="21.017cm" svg:y="6.771cm">
          <text:p text:style-name="P12"><text:span text:style-name="T7">p4runtime</text:span></text:p>
          <text:p text:style-name="P12"><text:span text:style-name="T7">.proto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2" draw:text-style-name="P27" draw:layer="layout" svg:x1="11.241cm" svg:y1="7.411cm" svg:x2="18.861cm" svg:y2="7.411cm">
          <text:p text:style-name="P12"><text:span text:style-name="T7">P4 Runtime</text:span></text:p>
          <text:p text:style-name="P12"><text:span text:style-name="T7">Interface</text:span></text:p>
        </draw:line>
        <draw:line draw:style-name="gr23" draw:text-style-name="P25" draw:layer="layout" svg:x1="8.446cm" svg:y1="7.784cm" svg:x2="4.89cm" svg:y2="4.228cm">
          <text:p/>
        </draw:line>
        <draw:line draw:style-name="gr23" draw:text-style-name="P25" draw:layer="layout" svg:x1="20.924cm" svg:y1="7.658cm" svg:x2="18.86cm" svg:y2="8.547cm">
          <text:p/>
        </draw:line>
        <draw:line draw:style-name="gr23" draw:text-style-name="P25" draw:layer="layout" svg:x1="14.035cm" svg:y1="4.863cm" svg:x2="20.925cm" svg:y2="7.657cm">
          <text:p/>
        </draw:line>
        <draw:line draw:style-name="gr23" draw:text-style-name="P25" draw:layer="layout" svg:x1="20.924cm" svg:y1="7.657cm" svg:x2="19.495cm" svg:y2="5.371cm">
          <text:p/>
        </draw:line>
        <draw:custom-shape draw:style-name="gr24" draw:text-style-name="P28" draw:layer="layout" svg:width="1.525cm" svg:height="1.273cm" svg:x="2.535cm" svg:y="5.58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25" draw:text-style-name="P7" draw:layer="layout" svg:width="16.257cm" svg:height="10.952cm" svg:x="0.758cm" svg:y="0.5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6.605cm" svg:height="4.15cm" svg:x="1.265cm" svg:y="2.7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69cm" svg:height="3.685cm" svg:x="10.435cm" svg:y="6.6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7" draw:id="id7" draw:layer="layout" svg:width="5.969cm" svg:height="1.269cm" svg:x="10.435cm" svg:y="2.808cm">
          <text:p text:style-name="P9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10.437cm" svg:y="4.079cm">
          <text:p text:style-name="P9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969cm" svg:height="1.269cm" svg:x="10.437cm" svg:y="5.349cm">
          <text:p text:style-name="P9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1" draw:layer="layout" svg:width="3.809cm" svg:height="1.115cm" svg:x="7.362cm" svg:y="10.303cm">
          <draw:text-box>
            <text:p text:style-name="P30"><text:span text:style-name="T11">P4 Target</text:span></text:p>
          </draw:text-box>
        </draw:frame>
        <draw:custom-shape draw:style-name="gr28" draw:text-style-name="P15" xml:id="id6" draw:id="id6" draw:layer="layout" svg:width="6.097cm" svg:height="1.269cm" svg:x="1.52cm" svg:y="2.704cm">
          <draw:glue-point draw:id="4" svg:x="3.937cm" svg:y="5.007cm"/>
          <text:p text:style-name="P12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1.52cm" svg:y="4.065cm">
          <draw:text-box>
            <text:p text:style-name="P12"><text:span text:style-name="T12">P4 </text:span></text:p>
            <text:p text:style-name="P12"><text:span text:style-name="T12">Embedded</text:span></text:p>
            <text:p text:style-name="P12"><text:span text:style-name="T12">Controller</text:span></text:p>
          </draw:text-box>
        </draw:frame>
        <draw:custom-shape draw:style-name="gr15" draw:text-style-name="P20" draw:layer="layout" svg:width="3.049cm" svg:height="1.015cm" svg:x="11.83cm" svg:y="6.923cm">
          <text:p text:style-name="P12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3.049cm" svg:height="1.015cm" svg:x="11.83cm" svg:y="7.937cm">
          <text:p text:style-name="P12"><text:span text:style-name="T13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5" draw:layer="layout" draw:line-skew="-0.938cm" svg:x1="4.568cm" svg:y1="2.704cm" svg:x2="13.419cm" svg:y2="2.808cm" draw:start-shape="id6" draw:end-shape="id7" draw:end-glue-point="0" svg:d="M4568 2704v-1440h8851v1544" svg:viewBox="0 0 8852 1545">
          <text:p/>
        </draw:connector>
        <draw:frame draw:style-name="gr30" draw:text-style-name="P34" draw:layer="layout" svg:width="3.794cm" svg:height="1.505cm" svg:x="7.125cm" svg:y="1.266cm">
          <draw:text-box>
            <text:p text:style-name="P33"><text:span text:style-name="T14">P4Runtime</text:span></text:p>
          </draw:text-box>
        </draw:frame>
        <draw:frame draw:style-name="gr31" draw:text-style-name="P35" draw:layer="layout" svg:width="3.809cm" svg:height="1.016cm" svg:x="11.427cm" svg:y="9.142cm">
          <draw:text-box>
            <text:p text:style-name="P16"><text:span text:style-name="T13">P4 Pipeli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32" draw:text-style-name="P7" draw:layer="layout" svg:width="9.145cm" svg:height="9.652cm" svg:x="0.586cm" svg:y="6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6.605cm" svg:height="4.15cm" svg:x="1.812cm" svg:y="0.4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969cm" svg:height="3.685cm" svg:x="2.122cm" svg:y="11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xml:id="id9" draw:id="id9" draw:layer="layout" svg:width="5.969cm" svg:height="1.269cm" svg:x="2.122cm" svg:y="7.524cm">
          <text:p text:style-name="P9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2.124cm" svg:y="8.795cm">
          <text:p text:style-name="P9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969cm" svg:height="1.269cm" svg:x="2.124cm" svg:y="10.065cm">
          <text:p text:style-name="P9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5" draw:layer="layout" svg:width="3.809cm" svg:height="1.665cm" svg:x="3.38cm" svg:y="13.689cm">
          <draw:text-box>
            <text:p text:style-name="P16"><text:span text:style-name="T13">P4 </text:span><text:span text:style-name="T13">Pipeline</text:span></text:p>
          </draw:text-box>
        </draw:frame>
        <draw:frame draw:style-name="gr27" draw:text-style-name="P31" draw:layer="layout" svg:width="3.809cm" svg:height="1.115cm" svg:x="3.127cm" svg:y="15.057cm">
          <draw:text-box>
            <text:p text:style-name="P30"><text:span text:style-name="T11">P4 Target</text:span></text:p>
          </draw:text-box>
        </draw:frame>
        <draw:custom-shape draw:style-name="gr28" draw:text-style-name="P15" xml:id="id8" draw:id="id8" draw:layer="layout" svg:width="6.097cm" svg:height="1.269cm" svg:x="2.065cm" svg:y="3.303cm">
          <draw:glue-point draw:id="4" svg:x="3.937cm" svg:y="5.007cm"/>
          <text:p text:style-name="P12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2.111cm" svg:y="0.426cm">
          <draw:text-box>
            <text:p text:style-name="P12"><text:span text:style-name="T12">P4 </text:span></text:p>
            <text:p text:style-name="P12"><text:span text:style-name="T12">Remote</text:span></text:p>
            <text:p text:style-name="P12"><text:span text:style-name="T12">Controller</text:span></text:p>
          </draw:text-box>
        </draw:frame>
        <draw:custom-shape draw:style-name="gr15" draw:text-style-name="P20" draw:layer="layout" svg:width="3.049cm" svg:height="1.015cm" svg:x="3.516cm" svg:y="11.639cm">
          <text:p text:style-name="P12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draw:layer="layout" svg:width="3.049cm" svg:height="1.015cm" svg:x="3.516cm" svg:y="12.653cm">
          <text:p text:style-name="P12"><text:span text:style-name="T13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5" draw:layer="layout" svg:x1="5.113cm" svg:y1="4.572cm" svg:x2="5.106cm" svg:y2="7.524cm" draw:start-shape="id8" draw:end-shape="id9" draw:end-glue-point="0" svg:d="M5113 4572v1475h-7v1477" svg:viewBox="0 0 8 2953">
          <text:p/>
        </draw:connector>
        <draw:frame draw:style-name="gr30" draw:text-style-name="P37" draw:layer="layout" svg:width="3.794cm" svg:height="1.505cm" svg:x="5.205cm" svg:y="5.292cm">
          <draw:text-box>
            <text:p text:style-name="P36"><text:span text:style-name="T15">P4Runti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34" draw:text-style-name="P7" draw:layer="layout" svg:width="16.257cm" svg:height="11.685cm" svg:x="0.758cm" svg:y="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6.605cm" svg:height="4.15cm" svg:x="1.265cm" svg:y="7.3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5.969cm" svg:height="5.037cm" svg:x="10.435cm" svg:y="1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10.435cm" svg:y="7.408cm">
          <text:p text:style-name="P9"><text:span text:style-name="T5">gRPC </text:span><text:span text:style-name="T5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10.437cm" svg:y="8.679cm">
          <text:p text:style-name="P9"><text:span text:style-name="T5">Instrumen</text:span><text:span text:style-name="T5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969cm" svg:height="1.269cm" svg:x="10.437cm" svg:y="9.949cm">
          <text:p text:style-name="P9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1" draw:layer="layout" svg:width="3.809cm" svg:height="1.115cm" svg:x="5.585cm" svg:y="15.141cm">
          <draw:text-box>
            <text:p text:style-name="P30"><text:span text:style-name="T11">P4 </text:span><text:span text:style-name="T11">Target</text:span></text:p>
          </draw:text-box>
        </draw:frame>
        <draw:custom-shape draw:style-name="gr28" draw:text-style-name="P15" xml:id="id10" draw:id="id10" draw:layer="layout" svg:width="6.097cm" svg:height="1.269cm" svg:x="1.52cm" svg:y="7.304cm">
          <draw:glue-point draw:id="4" svg:x="3.937cm" svg:y="5.007cm"/>
          <text:p text:style-name="P12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1.52cm" svg:y="8.665cm">
          <draw:text-box>
            <text:p text:style-name="P12"><text:span text:style-name="T12">P4 </text:span></text:p>
            <text:p text:style-name="P12"><text:span text:style-name="T12">Embedd</text:span><text:span text:style-name="T12">ed</text:span></text:p>
            <text:p text:style-name="P12"><text:span text:style-name="T12">Controll</text:span><text:span text:style-name="T12">er</text:span></text:p>
          </draw:text-box>
        </draw:frame>
        <draw:custom-shape draw:style-name="gr15" draw:text-style-name="P20" xml:id="id13" draw:id="id13" draw:layer="layout" svg:width="3.049cm" svg:height="1.015cm" svg:x="11.83cm" svg:y="11.524cm">
          <text:p text:style-name="P12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xml:id="id11" draw:id="id11" draw:layer="layout" svg:width="3.049cm" svg:height="1.015cm" svg:x="11.83cm" svg:y="13.537cm">
          <text:p text:style-name="P12"><text:span text:style-name="T13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5" draw:layer="layout" draw:line-skew="-0.708cm 1.197cm" svg:x1="4.568cm" svg:y1="7.304cm" svg:x2="11.83cm" svg:y2="14.044cm" draw:start-shape="id10" draw:start-glue-point="0" draw:end-shape="id11" draw:end-glue-point="3" svg:d="M4568 7304v-1210h6352v7950h910" svg:viewBox="0 0 7263 7951">
          <text:p/>
        </draw:connector>
        <draw:frame draw:style-name="gr36" draw:text-style-name="P34" draw:layer="layout" svg:width="3.794cm" svg:height="1.022cm" svg:x="7.125cm" svg:y="6.348cm">
          <draw:text-box>
            <text:p text:style-name="P33"><text:span text:style-name="T14">P4Runti</text:span><text:span text:style-name="T14">me</text:span></text:p>
          </draw:text-box>
        </draw:frame>
        <draw:frame draw:style-name="gr31" draw:text-style-name="P35" draw:layer="layout" svg:width="3.809cm" svg:height="1.016cm" svg:x="11.43cm" svg:y="14.985cm">
          <draw:text-box>
            <text:p text:style-name="P16"><text:span text:style-name="T13">P4 </text:span><text:span text:style-name="T13">Pipeline</text:span></text:p>
          </draw:text-box>
        </draw:frame>
        <draw:custom-shape draw:style-name="gr26" draw:text-style-name="P6" draw:layer="layout" svg:width="6.605cm" svg:height="4.15cm" svg:x="10.403cm" svg:y="0.3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12" draw:id="id12" draw:layer="layout" svg:width="6.097cm" svg:height="1.269cm" svg:x="10.656cm" svg:y="3.187cm">
          <draw:glue-point draw:id="4" svg:x="3.937cm" svg:y="5.007cm"/>
          <text:p text:style-name="P12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10.702cm" svg:y="0.31cm">
          <draw:text-box>
            <text:p text:style-name="P12"><text:span text:style-name="T12">P4 </text:span></text:p>
            <text:p text:style-name="P12"><text:span text:style-name="T12">Remote</text:span></text:p>
            <text:p text:style-name="P12"><text:span text:style-name="T12">Controll</text:span><text:span text:style-name="T12">er</text:span></text:p>
          </draw:text-box>
        </draw:frame>
        <draw:connector draw:style-name="gr20" draw:text-style-name="P25" draw:layer="layout" svg:x1="16.104cm" svg:y1="4.456cm" svg:x2="14.879cm" svg:y2="12.031cm" draw:start-shape="id12" draw:start-glue-point="4" draw:end-shape="id13" draw:end-glue-point="1" svg:d="M16104 4456v7575h-1225" svg:viewBox="0 0 1226 7576">
          <text:p/>
        </draw:connector>
        <draw:frame draw:style-name="gr37" draw:text-style-name="P37" draw:layer="layout" svg:width="3.794cm" svg:height="0.919cm" svg:x="11.443cm" svg:y="4.668cm">
          <draw:text-box>
            <text:p text:style-name="P36"><text:span text:style-name="T15">P4Runti</text:span><text:span text:style-name="T15">me</text:span></text:p>
          </draw:text-box>
        </draw:frame>
        <draw:custom-shape draw:style-name="gr38" draw:text-style-name="P38" xml:id="id14" draw:id="id14" draw:layer="layout" svg:width="3.049cm" svg:height="1.015cm" svg:x="11.83cm" svg:y="12.524cm">
          <text:p text:style-name="P12">Entiti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5" draw:layer="layout" draw:line-skew="-0.708cm 1.197cm" svg:x1="4.568cm" svg:y1="7.304cm" svg:x2="11.83cm" svg:y2="13.031cm" draw:start-shape="id10" draw:start-glue-point="0" draw:end-shape="id14" draw:end-glue-point="3" svg:d="M4568 7304v-1210h6352v6937h910" svg:viewBox="0 0 7263 6938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34" draw:text-style-name="P7" draw:layer="layout" svg:width="16.257cm" svg:height="11.685cm" svg:x="0.758cm" svg:y="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6.605cm" svg:height="4.15cm" svg:x="1.265cm" svg:y="7.3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5.969cm" svg:height="5.037cm" svg:x="10.435cm" svg:y="1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10.435cm" svg:y="7.408cm">
          <text:p text:style-name="P9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10.437cm" svg:y="8.679cm">
          <text:p text:style-name="P9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969cm" svg:height="1.269cm" svg:x="10.437cm" svg:y="9.949cm">
          <text:p text:style-name="P9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1" draw:layer="layout" svg:width="3.809cm" svg:height="1.115cm" svg:x="5.585cm" svg:y="15.141cm">
          <draw:text-box>
            <text:p text:style-name="P30"><text:span text:style-name="T11">P4 Target</text:span></text:p>
          </draw:text-box>
        </draw:frame>
        <draw:custom-shape draw:style-name="gr28" draw:text-style-name="P15" xml:id="id15" draw:id="id15" draw:layer="layout" svg:width="6.097cm" svg:height="1.269cm" svg:x="1.52cm" svg:y="7.304cm">
          <draw:glue-point draw:id="4" svg:x="3.937cm" svg:y="5.007cm"/>
          <text:p text:style-name="P12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1.52cm" svg:y="8.665cm">
          <draw:text-box>
            <text:p text:style-name="P12"><text:span text:style-name="T12">P4 </text:span></text:p>
            <text:p text:style-name="P12"><text:span text:style-name="T12">Embedded</text:span></text:p>
            <text:p text:style-name="P12"><text:span text:style-name="T12">Controller</text:span></text:p>
          </draw:text-box>
        </draw:frame>
        <draw:custom-shape draw:style-name="gr39" draw:text-style-name="P20" xml:id="id18" draw:id="id18" draw:layer="layout" svg:width="3.049cm" svg:height="0.668cm" svg:x="11.83cm" svg:y="11.523cm">
          <text:p text:style-name="P12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1" xml:id="id16" draw:id="id16" draw:layer="layout" svg:width="3.049cm" svg:height="0.837cm" svg:x="11.83cm" svg:y="13.714cm">
          <text:p text:style-name="P12"><text:span text:style-name="T13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5" draw:layer="layout" draw:line-skew="-0.708cm 0.943cm" svg:x1="4.568cm" svg:y1="7.304cm" svg:x2="11.83cm" svg:y2="14.132cm" draw:start-shape="id15" draw:start-glue-point="0" draw:end-shape="id16" draw:end-glue-point="3" svg:d="M4568 7304v-1210h6098v8038h1164" svg:viewBox="0 0 7263 8039">
          <text:p/>
        </draw:connector>
        <draw:frame draw:style-name="gr36" draw:text-style-name="P34" draw:layer="layout" svg:width="3.794cm" svg:height="1.022cm" svg:x="7.125cm" svg:y="6.348cm">
          <draw:text-box>
            <text:p text:style-name="P33"><text:span text:style-name="T14">P4Runtime</text:span></text:p>
          </draw:text-box>
        </draw:frame>
        <draw:frame draw:style-name="gr31" draw:text-style-name="P35" draw:layer="layout" svg:width="3.809cm" svg:height="1.016cm" svg:x="11.43cm" svg:y="14.985cm">
          <draw:text-box>
            <text:p text:style-name="P16"><text:span text:style-name="T13">P4 Pipeline</text:span></text:p>
          </draw:text-box>
        </draw:frame>
        <draw:custom-shape draw:style-name="gr41" draw:text-style-name="P6" draw:layer="layout" svg:width="6.605cm" svg:height="4.15cm" svg:x="12.705cm" svg:y="0.30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40" xml:id="id17" draw:id="id17" draw:layer="layout" svg:width="6.097cm" svg:height="1.269cm" svg:x="12.958cm" svg:y="3.187cm">
          <draw:glue-point draw:id="4" svg:x="3.937cm" svg:y="5.007cm"/>
          <text:p text:style-name="P39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13.002cm" svg:y="0.31cm">
          <draw:text-box>
            <text:p text:style-name="P12"><text:span text:style-name="T12">P4 </text:span></text:p>
            <text:p text:style-name="P12"><text:span text:style-name="T12">Remote</text:span></text:p>
            <text:p text:style-name="P12"><text:span text:style-name="T12">Controller #2</text:span></text:p>
          </draw:text-box>
        </draw:frame>
        <draw:connector draw:style-name="gr20" draw:text-style-name="P25" draw:layer="layout" svg:x1="16.006cm" svg:y1="4.456cm" svg:x2="14.879cm" svg:y2="11.857cm" draw:start-shape="id17" draw:end-shape="id18" draw:end-glue-point="1" svg:d="M16006 4456v7401h-1127" svg:viewBox="0 0 1128 7402">
          <text:p/>
        </draw:connector>
        <draw:frame draw:style-name="gr43" draw:text-style-name="P37" draw:layer="layout" svg:width="3.794cm" svg:height="0.995cm" svg:x="11.697cm" svg:y="4.668cm">
          <draw:text-box>
            <text:p text:style-name="P36"><text:span text:style-name="T15">P4Runtime</text:span></text:p>
          </draw:text-box>
        </draw:frame>
        <draw:custom-shape draw:style-name="gr44" draw:text-style-name="P38" xml:id="id19" draw:id="id19" draw:layer="layout" svg:width="3.049cm" svg:height="0.816cm" svg:x="11.83cm" svg:y="12.898cm">
          <text:p text:style-name="P12">Entiti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5" draw:layer="layout" draw:line-skew="-0.708cm 0.943cm" svg:x1="4.568cm" svg:y1="7.304cm" svg:x2="11.83cm" svg:y2="13.306cm" draw:start-shape="id15" draw:start-glue-point="0" draw:end-shape="id19" draw:end-glue-point="3" svg:d="M4568 7304v-1210h6098v7212h1164" svg:viewBox="0 0 7263 7213">
          <text:p/>
        </draw:connector>
        <draw:custom-shape draw:style-name="gr26" draw:text-style-name="P6" draw:layer="layout" svg:width="6.605cm" svg:height="4.15cm" svg:x="5.603cm" svg:y="0.3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20" draw:id="id20" draw:layer="layout" svg:width="6.097cm" svg:height="1.269cm" svg:x="5.856cm" svg:y="3.187cm">
          <draw:glue-point draw:id="4" svg:x="3.305cm" svg:y="5.003cm"/>
          <text:p text:style-name="P12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5.902cm" svg:y="0.31cm">
          <draw:text-box>
            <text:p text:style-name="P12"><text:span text:style-name="T12">P4 </text:span></text:p>
            <text:p text:style-name="P12"><text:span text:style-name="T12">Remote</text:span></text:p>
            <text:p text:style-name="P12"><text:span text:style-name="T12">Controller #1</text:span></text:p>
          </draw:text-box>
        </draw:frame>
        <draw:connector draw:style-name="gr45" draw:text-style-name="P41" draw:layer="layout" svg:x1="10.919cm" svg:y1="4.455cm" svg:x2="11.83cm" svg:y2="12.557cm" draw:start-shape="id20" draw:start-glue-point="4" draw:end-shape="id21" draw:end-glue-point="3" svg:d="M10919 4455v8102h911" svg:viewBox="0 0 912 8103">
          <text:p/>
        </draw:connector>
        <draw:custom-shape draw:style-name="gr46" draw:text-style-name="P42" xml:id="id21" draw:id="id21" draw:layer="layout" svg:width="3.049cm" svg:height="0.668cm" svg:x="11.83cm" svg:y="12.223cm">
          <text:p text:style-name="P12">Entities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34" draw:text-style-name="P7" draw:layer="layout" svg:width="16.257cm" svg:height="11.685cm" svg:x="0.758cm" svg:y="5.5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6.605cm" svg:height="4.15cm" svg:x="1.265cm" svg:y="7.30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5.969cm" svg:height="5.037cm" svg:x="10.435cm" svg:y="11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10.435cm" svg:y="7.408cm">
          <text:p text:style-name="P9"><text:span text:style-name="T5">gRPC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5.969cm" svg:height="1.269cm" svg:x="10.437cm" svg:y="8.679cm">
          <text:p text:style-name="P9"><text:span text:style-name="T5">Instrum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5.969cm" svg:height="1.269cm" svg:x="10.437cm" svg:y="9.949cm">
          <text:p text:style-name="P9"><text:span text:style-name="T5">Platform </text:span><text:span text:style-name="T6">Driv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31" draw:layer="layout" svg:width="3.809cm" svg:height="1.115cm" svg:x="5.585cm" svg:y="15.141cm">
          <draw:text-box>
            <text:p text:style-name="P30"><text:span text:style-name="T11">P4 Target</text:span></text:p>
          </draw:text-box>
        </draw:frame>
        <draw:custom-shape draw:style-name="gr28" draw:text-style-name="P15" xml:id="id22" draw:id="id22" draw:layer="layout" svg:width="6.097cm" svg:height="1.269cm" svg:x="1.52cm" svg:y="7.304cm">
          <draw:glue-point draw:id="4" svg:x="3.937cm" svg:y="5.007cm"/>
          <text:p text:style-name="P12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1.52cm" svg:y="8.665cm">
          <draw:text-box>
            <text:p text:style-name="P12"><text:span text:style-name="T12">P4 </text:span></text:p>
            <text:p text:style-name="P12"><text:span text:style-name="T12">Embedded</text:span></text:p>
            <text:p text:style-name="P12"><text:span text:style-name="T12">Controller</text:span></text:p>
          </draw:text-box>
        </draw:frame>
        <draw:custom-shape draw:style-name="gr15" draw:text-style-name="P20" xml:id="id25" draw:id="id25" draw:layer="layout" svg:width="3.049cm" svg:height="1.015cm" svg:x="11.83cm" svg:y="11.524cm">
          <text:p text:style-name="P12">Entiti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1" xml:id="id23" draw:id="id23" draw:layer="layout" svg:width="3.049cm" svg:height="1.015cm" svg:x="11.83cm" svg:y="13.537cm">
          <text:p text:style-name="P12"><text:span text:style-name="T13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5" draw:layer="layout" draw:line-skew="-0.708cm 0.943cm" svg:x1="4.568cm" svg:y1="7.304cm" svg:x2="11.83cm" svg:y2="14.044cm" draw:start-shape="id22" draw:start-glue-point="0" draw:end-shape="id23" draw:end-glue-point="3" svg:d="M4568 7304v-1210h6098v7950h1164" svg:viewBox="0 0 7263 7951">
          <text:p/>
        </draw:connector>
        <draw:frame draw:style-name="gr36" draw:text-style-name="P34" draw:layer="layout" svg:width="3.794cm" svg:height="1.022cm" svg:x="7.125cm" svg:y="6.348cm">
          <draw:text-box>
            <text:p text:style-name="P33"><text:span text:style-name="T14">P4Runtime</text:span></text:p>
          </draw:text-box>
        </draw:frame>
        <draw:frame draw:style-name="gr31" draw:text-style-name="P35" draw:layer="layout" svg:width="3.809cm" svg:height="1.016cm" svg:x="11.43cm" svg:y="14.985cm">
          <draw:text-box>
            <text:p text:style-name="P16"><text:span text:style-name="T13">P4 Pipeline</text:span></text:p>
          </draw:text-box>
        </draw:frame>
        <draw:custom-shape draw:style-name="gr47" draw:text-style-name="P43" draw:layer="layout" svg:width="6.604cm" svg:height="4.149cm" svg:x="12.706cm" svg:y="0.30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40" xml:id="id24" draw:id="id24" draw:layer="layout" svg:width="6.097cm" svg:height="1.27cm" svg:x="12.957cm" svg:y="3.187cm">
          <draw:glue-point draw:id="4" svg:x="3.937cm" svg:y="5.007cm"/>
          <text:p text:style-name="P39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13.002cm" svg:y="0.31cm">
          <draw:text-box>
            <text:p text:style-name="P12"><text:span text:style-name="T12">P4 </text:span></text:p>
            <text:p text:style-name="P12"><text:span text:style-name="T12">Remote</text:span></text:p>
            <text:p text:style-name="P12"><text:span text:style-name="T12">Controller #2</text:span></text:p>
          </draw:text-box>
        </draw:frame>
        <draw:connector draw:style-name="gr20" draw:text-style-name="P25" draw:layer="layout" svg:x1="16.005cm" svg:y1="4.457cm" svg:x2="14.879cm" svg:y2="12.031cm" draw:start-shape="id24" draw:end-shape="id25" draw:end-glue-point="1" svg:d="M16005 4457v7574h-1126" svg:viewBox="0 0 1127 7575">
          <text:p/>
        </draw:connector>
        <draw:frame draw:style-name="gr43" draw:text-style-name="P37" draw:layer="layout" svg:width="3.794cm" svg:height="0.995cm" svg:x="11.697cm" svg:y="4.668cm">
          <draw:text-box>
            <text:p text:style-name="P36"><text:span text:style-name="T15">P4Runtime</text:span></text:p>
          </draw:text-box>
        </draw:frame>
        <draw:custom-shape draw:style-name="gr38" draw:text-style-name="P38" xml:id="id26" draw:id="id26" draw:layer="layout" svg:width="3.049cm" svg:height="1.015cm" svg:x="11.83cm" svg:y="12.524cm">
          <text:p text:style-name="P12">Entiti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25" draw:layer="layout" draw:line-skew="-0.708cm 0.943cm" svg:x1="4.568cm" svg:y1="7.304cm" svg:x2="11.83cm" svg:y2="13.031cm" draw:start-shape="id22" draw:start-glue-point="0" draw:end-shape="id26" draw:end-glue-point="3" svg:d="M4568 7304v-1210h6098v6937h1164" svg:viewBox="0 0 7263 6938">
          <text:p/>
        </draw:connector>
        <draw:custom-shape draw:style-name="gr26" draw:text-style-name="P6" draw:layer="layout" svg:width="6.605cm" svg:height="4.15cm" svg:x="5.603cm" svg:y="0.30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5" xml:id="id27" draw:id="id27" draw:layer="layout" svg:width="6.097cm" svg:height="1.269cm" svg:x="5.856cm" svg:y="3.187cm">
          <draw:glue-point draw:id="4" svg:x="3.305cm" svg:y="5.003cm"/>
          <text:p text:style-name="P12">gRPC Client</text:p>
          <draw:enhanced-geometry svg:viewBox="0 0 21600 21600" draw:type="rectangle" draw:enhanced-path="M 0 0 L 21600 0 21600 21600 0 21600 0 0 Z N"/>
        </draw:custom-shape>
        <draw:frame draw:style-name="gr29" draw:text-style-name="P32" draw:layer="layout" svg:width="6.096cm" svg:height="2.536cm" svg:x="5.902cm" svg:y="0.31cm">
          <draw:text-box>
            <text:p text:style-name="P12"><text:span text:style-name="T12">P4 </text:span></text:p>
            <text:p text:style-name="P12"><text:span text:style-name="T12">Remote</text:span></text:p>
            <text:p text:style-name="P12"><text:span text:style-name="T12">Controller #1</text:span></text:p>
          </draw:text-box>
        </draw:frame>
        <draw:connector draw:style-name="gr45" draw:text-style-name="P41" draw:layer="layout" svg:x1="10.919cm" svg:y1="4.455cm" svg:x2="11.83cm" svg:y2="12.031cm" draw:start-shape="id27" draw:start-glue-point="4" draw:end-shape="id25" draw:end-glue-point="3" svg:d="M10919 4455v7576h911" svg:viewBox="0 0 912 7577">
          <text:p/>
        </draw:connector>
        <draw:frame draw:style-name="gr49" draw:text-style-name="P45" draw:layer="layout" svg:width="3.048cm" svg:height="1.705cm" svg:x="2.285cm" svg:y="1.269cm">
          <draw:text-box>
            <text:p text:style-name="P44">Master (Active)</text:p>
          </draw:text-box>
        </draw:frame>
        <draw:frame draw:style-name="gr50" draw:text-style-name="P45" draw:layer="layout" svg:width="3.556cm" svg:height="2.384cm" svg:x="19.302cm" svg:y="1.119cm">
          <draw:text-box>
            <text:p text:style-name="P44">Slave (Standby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custom-shape draw:style-name="gr51" draw:text-style-name="P46" draw:layer="layout" svg:width="27.879cm" svg:height="14.224cm" svg:x="0.315cm" svg:y="0.76cm">
          <text:p/>
          <draw:enhanced-geometry svg:viewBox="0 0 21600 21600" draw:type="rectangle" draw:enhanced-path="M 0 0 L 21600 0 21600 21600 0 21600 0 0 Z N"/>
        </draw:custom-shape>
        <draw:frame draw:style-name="gr52" draw:text-style-name="P48" draw:layer="layout" svg:width="16.256cm" svg:height="2.323cm" svg:x="0.822cm" svg:y="1.014cm">
          <draw:text-box>
            <text:p text:style-name="P47"><text:span text:style-name="T16">int32 </text:span><text:span text:style-name="T16">error_co</text:span><text:span text:style-name="T16">de; <text:s text:c="4"/></text:span><text:span text:style-name="T16">// </text:span><text:span text:style-name="T16">canonica</text:span><text:span text:style-name="T16">l error </text:span><text:span text:style-name="T16">code</text:span></text:p>
            <text:p text:style-name="P47"><text:span text:style-name="T16">string </text:span><text:span text:style-name="T16">error_me</text:span><text:span text:style-name="T16">ssage;</text:span></text:p>
            <text:p text:style-name="P47"><text:span text:style-name="T16">string </text:span><text:span text:style-name="T16">error_de</text:span><text:span text:style-name="T16">tails; /</text:span><text:span text:style-name="T16">/ </text:span><text:span text:style-name="T16">serializ</text:span><text:span text:style-name="T16">ed </text:span><text:span text:style-name="T16">google.r</text:span><text:span text:style-name="T16">pc.Statu</text:span><text:span text:style-name="T16">s</text:span></text:p>
          </draw:text-box>
        </draw:frame>
        <draw:custom-shape draw:style-name="gr53" draw:text-style-name="P46" draw:layer="layout" svg:width="26.863cm" svg:height="10.16cm" svg:x="0.823cm" svg:y="3.809cm">
          <text:p/>
          <draw:enhanced-geometry svg:viewBox="0 0 21600 21600" draw:type="rectangle" draw:enhanced-path="M 0 0 L 21600 0 21600 21600 0 21600 0 0 Z N"/>
        </draw:custom-shape>
        <draw:frame draw:style-name="gr54" draw:text-style-name="P50" draw:layer="layout" svg:width="10.922cm" svg:height="0.846cm" svg:x="0.715cm" svg:y="2.838cm">
          <draw:text-box>
            <text:p text:style-name="P49">google.rpc.Status</text:p>
          </draw:text-box>
        </draw:frame>
        <draw:frame draw:style-name="gr55" draw:text-style-name="P48" draw:layer="layout" svg:width="16.256cm" svg:height="1.983cm" svg:x="1.076cm" svg:y="4.318cm">
          <draw:text-box>
            <text:p text:style-name="P47"><text:span text:style-name="T16">int32 </text:span><text:span text:style-name="T16">error_code</text:span><text:span text:style-name="T16">; <text:s text:c="4"/>// </text:span><text:span text:style-name="T16">canonical </text:span><text:span text:style-name="T16">error code</text:span></text:p>
            <text:p text:style-name="P47"><text:span text:style-name="T16">string </text:span><text:span text:style-name="T16">message;</text:span></text:p>
            <text:p text:style-name="P47"><text:span text:style-name="T16">repeated </text:span><text:span text:style-name="T17">Any</text:span><text:span text:style-name="T16"> </text:span><text:span text:style-name="T16">details; /</text:span><text:span text:style-name="T16">/ P4Error</text:span></text:p>
          </draw:text-box>
        </draw:frame>
        <draw:custom-shape draw:style-name="gr56" draw:text-style-name="P46" draw:layer="layout" svg:width="11.623cm" svg:height="5.589cm" svg:x="1.331cm" svg:y="7.648cm">
          <text:p text:style-name="P28"/>
          <draw:enhanced-geometry svg:viewBox="0 0 21600 21600" draw:type="rectangle" draw:enhanced-path="M 0 0 L 21600 0 21600 21600 0 21600 0 0 Z N"/>
        </draw:custom-shape>
        <draw:frame draw:style-name="gr57" draw:text-style-name="P48" draw:layer="layout" svg:width="11.214cm" svg:height="3.441cm" svg:x="1.485cm" svg:y="7.903cm">
          <draw:text-box>
            <text:p text:style-name="P47"><text:span text:style-name="T16">int3</text:span><text:span text:style-name="T16">2 </text:span><text:span text:style-name="T16">cano</text:span><text:span text:style-name="T16">nica</text:span><text:span text:style-name="T16">l_co</text:span><text:span text:style-name="T16">de</text:span></text:p>
            <text:p text:style-name="P47"><text:span text:style-name="T16">stri</text:span><text:span text:style-name="T16">ng </text:span><text:span text:style-name="T16">mess</text:span><text:span text:style-name="T16">age;</text:span></text:p>
            <text:p text:style-name="P47"><text:span text:style-name="T16">stri</text:span><text:span text:style-name="T16">ng </text:span><text:span text:style-name="T16">spac</text:span><text:span text:style-name="T16">e;</text:span></text:p>
            <text:p text:style-name="P47"><text:span text:style-name="T16">int3</text:span><text:span text:style-name="T16">2 </text:span><text:span text:style-name="T16">code</text:span><text:span text:style-name="T16">; <text:s/>/</text:span><text:span text:style-name="T16">/ </text:span><text:span text:style-name="T16">vend</text:span><text:span text:style-name="T16">or-</text:span><text:span text:style-name="T16">spec</text:span><text:span text:style-name="T16">ific </text:span><text:span text:style-name="T16">code</text:span></text:p>
            <text:p text:style-name="P47"><text:span text:style-name="T17">Any</text:span><text:span text:style-name="T16"> </text:span><text:span text:style-name="T16">deta</text:span><text:span text:style-name="T16">ils; </text:span><text:span text:style-name="T16">// </text:span><text:span text:style-name="T16">rese</text:span><text:span text:style-name="T16">rved</text:span></text:p>
          </draw:text-box>
        </draw:frame>
        <draw:line draw:style-name="gr58" draw:text-style-name="P41" draw:layer="layout" svg:x1="26.006cm" svg:y1="10.089cm" svg:x2="27.276cm" svg:y2="10.089cm">
          <text:p/>
        </draw:line>
        <draw:frame draw:style-name="gr54" draw:text-style-name="P50" draw:layer="layout" svg:width="3.048cm" svg:height="0.846cm" svg:x="4.632cm" svg:y="6.856cm">
          <draw:text-box>
            <text:p text:style-name="P49">p4.Error</text:p>
          </draw:text-box>
        </draw:frame>
        <draw:frame draw:style-name="gr54" draw:text-style-name="P50" draw:layer="layout" svg:width="3.048cm" svg:height="0.846cm" svg:x="16.732cm" svg:y="6.856cm">
          <draw:text-box>
            <text:p text:style-name="P49">p4.Error</text:p>
          </draw:text-box>
        </draw:frame>
        <draw:line draw:style-name="gr59" draw:text-style-name="P41" draw:layer="layout" svg:x1="3.363cm" svg:y1="7.65cm" svg:x2="5.903cm" svg:y2="6.048cm">
          <text:p/>
        </draw:line>
        <draw:line draw:style-name="gr59" draw:text-style-name="P41" draw:layer="layout" svg:x1="15.132cm" svg:y1="7.658cm" svg:x2="6.348cm" svg:y2="6.046cm">
          <text:p/>
        </draw:line>
        <draw:custom-shape draw:style-name="gr56" draw:text-style-name="P46" draw:layer="layout" svg:width="11.623cm" svg:height="5.589cm" svg:x="13.776cm" svg:y="7.618cm">
          <text:p/>
          <draw:enhanced-geometry svg:viewBox="0 0 21600 21600" draw:type="rectangle" draw:enhanced-path="M 0 0 L 21600 0 21600 21600 0 21600 0 0 Z N"/>
        </draw:custom-shape>
        <draw:frame draw:style-name="gr57" draw:text-style-name="P48" draw:layer="layout" svg:width="11.214cm" svg:height="3.441cm" svg:x="13.93cm" svg:y="7.875cm">
          <draw:text-box>
            <text:p text:style-name="P47"><text:span text:style-name="T16">int32 </text:span><text:span text:style-name="T16">canonic</text:span><text:span text:style-name="T16">al_code</text:span></text:p>
            <text:p text:style-name="P47"><text:span text:style-name="T16">string </text:span><text:span text:style-name="T16">message</text:span><text:span text:style-name="T16">;</text:span></text:p>
            <text:p text:style-name="P47"><text:span text:style-name="T16">string </text:span><text:span text:style-name="T16">space;</text:span></text:p>
            <text:p text:style-name="P47"><text:span text:style-name="T16">int32 </text:span><text:span text:style-name="T16">code; <text:s/></text:span><text:span text:style-name="T16">// </text:span><text:span text:style-name="T16">vendor-</text:span><text:span text:style-name="T16">specifi</text:span><text:span text:style-name="T16">c code</text:span></text:p>
            <text:p text:style-name="P47"><text:span text:style-name="T17">Any</text:span><text:span text:style-name="T16"> </text:span><text:span text:style-name="T16">details</text:span><text:span text:style-name="T16">; // </text:span><text:span text:style-name="T16">reserve</text:span><text:span text:style-name="T16">d</text:span></text:p>
          </draw:text-box>
        </draw:frame>
        <draw:frame draw:style-name="gr60" draw:text-style-name="P51" draw:layer="layout" svg:width="1.27cm" svg:height="0.962cm" svg:x="28.194cm" svg:y="14.98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custom-shape draw:style-name="gr61" draw:text-style-name="P46" xml:id="id29" draw:id="id29" draw:layer="layout" svg:width="4.065cm" svg:height="6.858cm" svg:x="0.776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3" xml:id="id28" draw:id="id28" draw:layer="layout" svg:width="2.233cm" svg:height="1.494cm" svg:x="1.693cm" svg:y="0.684cm">
          <text:p text:style-name="P52"><text:span text:style-name="T18">Config 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3" draw:text-style-name="P54" xml:id="id30" draw:id="id30" draw:layer="layout" svg:width="3.049cm" svg:height="1.778cm" svg:x="1.284cm" svg:y="4.463cm">
          <text:p text:style-name="P52"><text:span text:style-name="T18">P4RT</text:span></text:p>
          <text:p text:style-name="P52"><text:span text:style-name="T18">Server 1</text:span></text:p>
          <draw:enhanced-geometry svg:viewBox="0 0 21600 21600" draw:type="rectangle" draw:enhanced-path="M 0 0 L 21600 0 21600 21600 0 21600 0 0 Z N"/>
        </draw:custom-shape>
        <draw:custom-shape draw:style-name="gr64" draw:text-style-name="P55" xml:id="id31" draw:id="id31" draw:layer="layout" svg:width="3.049cm" svg:height="1.778cm" svg:x="1.284cm" svg:y="7.863cm">
          <text:p text:style-name="P52"><text:span text:style-name="T18">Device 1</text:span></text:p>
          <text:p text:style-name="P52"><text:span text:style-name="T18">(9-bit ports)</text:span></text:p>
          <draw:enhanced-geometry svg:viewBox="0 0 21600 21600" draw:type="rectangle" draw:enhanced-path="M 0 0 L 21600 0 21600 21600 0 21600 0 0 Z N"/>
        </draw:custom-shape>
        <draw:frame draw:style-name="gr54" draw:text-style-name="P57" draw:layer="layout" svg:width="2.54cm" svg:height="0.846cm" svg:x="1.785cm" svg:y="9.796cm">
          <draw:text-box>
            <text:p text:style-name="P56"><text:span text:style-name="T19">Switch 1</text:span></text:p>
          </draw:text-box>
        </draw:frame>
        <draw:connector draw:style-name="gr65" draw:text-style-name="P41" draw:layer="layout" svg:x1="2.81cm" svg:y1="2.178cm" svg:x2="2.808cm" svg:y2="3.955cm" draw:start-shape="id28" draw:start-glue-point="7" draw:end-shape="id29" draw:end-glue-point="0" svg:d="M2810 2178v889h-2v888" svg:viewBox="0 0 3 1778">
          <text:p/>
        </draw:connector>
        <draw:connector draw:style-name="gr66" draw:text-style-name="P41" draw:layer="layout" svg:x1="2.808cm" svg:y1="6.241cm" svg:x2="2.808cm" svg:y2="7.863cm" draw:start-shape="id30" draw:start-glue-point="2" draw:end-shape="id31" draw:end-glue-point="0" svg:d="M2808 6241v1622" svg:viewBox="0 0 1 1623">
          <text:p/>
        </draw:connector>
        <draw:frame draw:style-name="gr67" draw:text-style-name="P59" draw:layer="layout" svg:width="1.948cm" svg:height="1.369cm" svg:x="2.992cm" svg:y="6.495cm">
          <draw:text-box>
            <text:p text:style-name="P58"><text:span text:style-name="T20">9-bit ports over I/F</text:span></text:p>
          </draw:text-box>
        </draw:frame>
        <draw:custom-shape draw:style-name="gr61" draw:text-style-name="P46" xml:id="id33" draw:id="id33" draw:layer="layout" svg:width="4.065cm" svg:height="6.858cm" svg:x="7.776cm" svg:y="3.9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3" xml:id="id32" draw:id="id32" draw:layer="layout" svg:width="2.233cm" svg:height="1.494cm" svg:x="8.693cm" svg:y="0.685cm">
          <text:p text:style-name="P52"><text:span text:style-name="T18">Config 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3" draw:text-style-name="P54" xml:id="id34" draw:id="id34" draw:layer="layout" svg:width="3.049cm" svg:height="1.778cm" svg:x="8.285cm" svg:y="4.464cm">
          <text:p text:style-name="P52"><text:span text:style-name="T18">P4RT</text:span></text:p>
          <text:p text:style-name="P52"><text:span text:style-name="T18">Server 2</text:span></text:p>
          <draw:enhanced-geometry svg:viewBox="0 0 21600 21600" draw:type="rectangle" draw:enhanced-path="M 0 0 L 21600 0 21600 21600 0 21600 0 0 Z N"/>
        </draw:custom-shape>
        <draw:custom-shape draw:style-name="gr64" draw:text-style-name="P55" xml:id="id35" draw:id="id35" draw:layer="layout" svg:width="3.049cm" svg:height="1.778cm" svg:x="8.285cm" svg:y="7.864cm">
          <text:p text:style-name="P52"><text:span text:style-name="T18">Device 2</text:span></text:p>
          <text:p text:style-name="P52"><text:span text:style-name="T18">(9-bit ports)</text:span></text:p>
          <draw:enhanced-geometry svg:viewBox="0 0 21600 21600" draw:type="rectangle" draw:enhanced-path="M 0 0 L 21600 0 21600 21600 0 21600 0 0 Z N"/>
        </draw:custom-shape>
        <draw:frame draw:style-name="gr54" draw:text-style-name="P57" draw:layer="layout" svg:width="2.54cm" svg:height="0.846cm" svg:x="8.785cm" svg:y="9.798cm">
          <draw:text-box>
            <text:p text:style-name="P56"><text:span text:style-name="T19">Switch 2</text:span></text:p>
          </draw:text-box>
        </draw:frame>
        <draw:connector draw:style-name="gr65" draw:text-style-name="P41" draw:layer="layout" svg:x1="9.81cm" svg:y1="2.179cm" svg:x2="9.808cm" svg:y2="3.955cm" draw:start-shape="id32" draw:start-glue-point="7" draw:end-shape="id33" draw:end-glue-point="0" svg:d="M9810 2179v889h-2v887" svg:viewBox="0 0 3 1777">
          <text:p/>
        </draw:connector>
        <draw:connector draw:style-name="gr66" draw:text-style-name="P41" draw:layer="layout" svg:x1="9.809cm" svg:y1="6.242cm" svg:x2="9.809cm" svg:y2="7.864cm" draw:start-shape="id34" draw:start-glue-point="2" draw:end-shape="id35" draw:end-glue-point="0" svg:d="M9809 6242v1622" svg:viewBox="0 0 1 1623">
          <text:p/>
        </draw:connector>
        <draw:frame draw:style-name="gr67" draw:text-style-name="P59" draw:layer="layout" svg:width="2.132cm" svg:height="1.369cm" svg:x="9.81cm" svg:y="6.495cm">
          <draw:text-box>
            <text:p text:style-name="P58"><text:span text:style-name="T20">10-bit ports over I/F</text:span></text:p>
          </draw:text-box>
        </draw:frame>
        <draw:custom-shape draw:style-name="gr68" draw:text-style-name="P60" draw:layer="layout" svg:width="3.049cm" svg:height="1.778cm" svg:x="4.816cm" svg:y="0.653cm">
          <text:p text:style-name="P52"><text:span text:style-name="T18">Controller</text:span></text:p>
          <text:p text:style-name="P52"><text:span text:style-name="T18">(P4RT Client)</text:span></text:p>
          <draw:enhanced-geometry svg:viewBox="0 0 21600 21600" draw:type="rectangle" draw:enhanced-path="M 0 0 L 21600 0 21600 21600 0 21600 0 0 Z N"/>
        </draw:custom-shape>
        <draw:line draw:style-name="gr69" draw:text-style-name="P61" draw:layer="layout" svg:x1="6.294cm" svg:y1="2.43cm" svg:x2="2.992cm" svg:y2="4.462cm">
          <text:p/>
        </draw:line>
        <draw:line draw:style-name="gr69" draw:text-style-name="P61" draw:layer="layout" svg:x1="6.295cm" svg:y1="2.43cm" svg:x2="9.851cm" svg:y2="4.463cm">
          <text:p/>
        </draw:line>
        <draw:frame draw:style-name="gr67" draw:text-style-name="P59" draw:layer="layout" svg:width="2.498cm" svg:height="1.369cm" svg:x="5.278cm" svg:y="3.192cm">
          <draw:text-box>
            <text:p text:style-name="P58"><text:span text:style-name="T20">32-bit ports over I/F</text:span></text:p>
          </draw:text-box>
        </draw:frame>
        <draw:frame draw:style-name="gr60" draw:text-style-name="P51" draw:layer="layout" svg:width="2.54cm" svg:height="0.962cm" svg:x="5.08cm" svg:y="10.414cm">
          <draw:text-box>
            <text:p>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Regular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cm" fo:margin-bottom="0cm" fo:text-indent="0cm"/>
      <style:text-properties fo:font-size="2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2cm" fo:margin-bottom="0cm" fo:text-indent="0cm"/>
      <style:text-properties fo:font-size="19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0.48cm" fo:page-height="30.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2cm" svg:height="3.507cm" svg:x="1.395cm" svg:y="0.831cm" presentation:class="title" presentation:placeholder="true">
        <draw:text-box/>
      </draw:frame>
      <draw:frame presentation:style-name="Default-outline1" draw:layer="backgroundobjects" svg:width="25.2cm" svg:height="12.179cm" svg:x="1.395cm" svg:y="4.908cm" presentation:class="outline" presentation:placeholder="true">
        <draw:text-box/>
      </draw:frame>
      <draw:frame presentation:style-name="Mpr1" draw:text-style-name="MP2" draw:layer="backgroundobjects" svg:width="6.523cm" svg:height="1.449cm" svg:x="1.395cm" svg:y="19.12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449cm" svg:x="9.57cm" svg:y="19.12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cm" svg:y="19.1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1T09:52:20.504345549</meta:creation-date>
    <dc:date>2018-08-12T16:39:31.305260171</dc:date>
    <meta:editing-duration>P11DT4H41S</meta:editing-duration>
    <meta:editing-cycles>28</meta:editing-cycles>
    <meta:generator>LibreOffice/5.1.6.2$Linux_X86_64 LibreOffice_project/10m0$Build-2</meta:generator>
    <meta:document-statistic meta:object-count="209"/>
  </office:meta>
</office:document-meta>
</file>